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loext:opacity="100%" style:font-name="S hne" fo:font-size="12pt" fo:letter-spacing="normal" fo:font-style="normal"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1bd8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pan text:style-name="T2">L</text:span>imitations and considerations</text:p>
      <text:p text:style-name="Standard"><text:span text:style-name="T1">Angle and Perspective:</text:span> The CNN component of the model might be sensitive to the angle and perspective from which the falling box is observed, the model's performance may degrade when faced with unseen perspectives.</text:p>
      <text:p text:style-name="Standard"/>
      <text:p text:style-name="Standard"><text:span text:style-name="T1">Activity Speed</text:span>: The speed at which the box falls can impact the model's ability to recognize the action accurately. the model may struggle to generalize to different velocities.</text:p>
      <text:p text:style-name="Standard"/>
      <text:p text:style-name="Standard"><text:span text:style-name="T1">Distance:</text:span> The distance between the camera and the falling box can affect the visual appearance and size of the box in the image. Variability in the distance during training can help the model become more robust to such changes.</text:p>
      <text:p text:style-name="Standard"/>
      <text:p text:style-name="Standard"><text:span text:style-name="T1">Lighting Conditions:</text:span> Illumination variations, such as overexposure, underexposure, or changes in lighting direction, may lead to challenges in detecting the falling box correctly. Augmenting the dataset with various lighting conditions can improve the model's adaptability.</text:p>
      <text:p text:style-name="Standard"/>
      <text:p text:style-name="Standard"><text:span text:style-name="T1">Darkness:</text:span> In low-light or dark environments, the CNN component might struggle to extract relevant features from the falling box, potentially impacting the LSTM's ability to understand the action sequence.</text:p>
      <text:p text:style-name="Standard"/>
      <text:p text:style-name="Standard"><text:span text:style-name="T1">Occlusions</text:span>: If the falling box is partially or fully occluded by other objects or hands during the fall, it can hinder the model's ability to recognize the box and track its motion correct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3T16:08:43.895534990</meta:creation-date>
    <meta:generator>LibreOffice/7.3.7.2$Linux_X86_64 LibreOffice_project/30$Build-2</meta:generator>
    <dc:date>2023-08-03T16:22:29.721508920</dc:date>
    <meta:editing-duration>PT5M25S</meta:editing-duration>
    <meta:editing-cycles>3</meta:editing-cycles>
    <meta:document-statistic meta:table-count="0" meta:image-count="0" meta:object-count="0" meta:page-count="1" meta:paragraph-count="7" meta:word-count="201" meta:character-count="1316" meta:non-whitespace-character-count="1122"/>
  </office:meta>
</office:document-meta>
</file>